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erif Pro" svg:font-family="'Source Serif Pro'" style:font-family-generic="roman"/>
    <style:font-face style:name="Source Serif Pro1" svg:font-family="'Source Serif Pro'" style:font-adornments="Bold"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9.425in" table:align="margins" style:writing-mode="lr-tb"/>
    </style:style>
    <style:style style:name="Table1.A" style:family="table-column">
      <style:table-column-properties style:column-width="3.141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0.8403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Text_20_body">
      <style:paragraph-properties style:writing-mode="lr-tb"/>
      <style:text-properties officeooo:paragraph-rsid="008575d6"/>
    </style:style>
    <style:style style:name="P3" style:family="paragraph" style:parent-style-name="Text_20_body">
      <style:paragraph-properties style:writing-mode="lr-tb"/>
      <style:text-properties officeooo:rsid="008575d6" officeooo:paragraph-rsid="008575d6"/>
    </style:style>
    <style:style style:name="P4" style:family="paragraph" style:parent-style-name="Text_20_body">
      <style:paragraph-properties fo:line-height="200%" style:writing-mode="lr-tb"/>
      <style:text-properties fo:font-size="14pt" officeooo:rsid="008575d6" officeooo:paragraph-rsid="008575d6" style:font-size-asian="14pt" style:font-size-complex="14pt"/>
    </style:style>
    <style:style style:name="P5" style:family="paragraph" style:parent-style-name="Table_20_Contents">
      <style:paragraph-properties fo:text-align="center" style:justify-single-word="false"/>
      <style:text-properties fo:font-weight="bold" officeooo:rsid="008652e3" officeooo:paragraph-rsid="008652e3" style:font-weight-asian="bold" style:font-weight-complex="bold"/>
    </style:style>
    <style:style style:name="P6" style:family="paragraph" style:parent-style-name="Table_20_Contents">
      <style:paragraph-properties fo:text-align="center" style:justify-single-word="false"/>
      <style:text-properties fo:font-weight="normal" officeooo:rsid="008652e3" officeooo:paragraph-rsid="008652e3" style:font-weight-asian="normal" style:font-weight-complex="normal"/>
    </style:style>
    <style:style style:name="P7" style:family="paragraph" style:parent-style-name="Heading_20_2">
      <style:paragraph-properties fo:break-before="page"/>
      <style:text-properties officeooo:rsid="008575d6" officeooo:paragraph-rsid="008575d6"/>
    </style:style>
    <style:style style:name="P8" style:family="paragraph" style:parent-style-name="Footer">
      <style:paragraph-properties fo:text-align="start" style:justify-single-word="false"/>
      <style:text-properties officeooo:paragraph-rsid="00919444"/>
    </style:style>
    <style:style style:name="P9" style:family="paragraph" style:parent-style-name="Heading_20_2" style:master-page-name="Landscape">
      <style:paragraph-properties style:page-number="auto"/>
      <style:text-properties officeooo:rsid="008575d6" officeooo:paragraph-rsid="008575d6"/>
    </style:style>
    <style:style style:name="P10" style:family="paragraph" style:parent-style-name="Heading_20_2">
      <style:text-properties officeooo:rsid="008575d6" officeooo:paragraph-rsid="008575d6"/>
    </style:style>
    <style:style style:name="P11" style:family="paragraph" style:parent-style-name="Heading_20_2" style:master-page-name="Standard">
      <style:paragraph-properties style:page-number="auto"/>
      <style:text-properties officeooo:rsid="008575d6" officeooo:paragraph-rsid="008575d6"/>
    </style:style>
    <style:style style:name="T1" style:family="text">
      <style:text-properties officeooo:rsid="00908899"/>
    </style:style>
    <style:style style:name="T2" style:family="text">
      <style:text-properties officeooo:rsid="0015ba37"/>
    </style:style>
    <style:style style:name="T3" style:family="text">
      <style:text-properties fo:font-style="italic" style:font-style-asian="italic" style:font-style-complex="italic"/>
    </style:style>
    <style:style style:name="T4" style:family="text">
      <style:text-properties fo:font-style="italic" officeooo:rsid="008f57f9" style:font-style-asian="italic" style:font-style-complex="italic"/>
    </style:style>
    <style:style style:name="T5" style:family="text">
      <style:text-properties fo:font-weight="normal" style:font-weight-asian="normal" style:font-weight-complex="normal"/>
    </style:style>
    <style:style style:name="T6" style:family="text">
      <style:text-properties officeooo:rsid="008f57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Design Journey Map</text:p>
      <text:h text:style-name="Heading_20_2" text:outline-level="2"/>
      <text:p text:style-name="P4">Name:</text:p>
      <text:p text:style-name="P4">NetID:</text:p>
      <text:p text:style-name="P4">Section Number:</text:p>
      <text:h text:style-name="P7" text:outline-level="2">Target Audience</text:h>
      <text:p text:style-name="P3">In this part, write down who is your target audience below.</text:p>
      <text:p text:style-name="P3"/>
      <text:h text:style-name="P7" text:outline-level="2">Persona</text:h>
      <text:p text:style-name="P3">In this part, create a persona that can represent your target audience, and describe him or her in details below, e.g., demographics, appearance, characteristics, hobbies, etc.</text:p>
      <text:p text:style-name="P3"/>
      <text:h text:style-name="P9" text:outline-level="2">Needs</text:h>
      <table:table table:name="Table1" table:style-name="Table1">
        <table:table-column table:style-name="Table1.A" table:number-columns-repeated="3"/>
        <table:table-row>
          <table:table-cell table:style-name="Table1.A1" office:value-type="string">
            <text:p text:style-name="P5">Needs<text:span text:style-name="T5"><text:line-break/>List your target audience’s needs and wants one by one.</text:span></text:p>
          </table:table-cell>
          <table:table-cell table:style-name="Table1.A1" office:value-type="string">
            <text:p text:style-name="P5">Design Choices</text:p>
            <text:p text:style-name="P6">Justify your design choices correspond to their needs.</text:p>
          </table:table-cell>
          <table:table-cell table:style-name="Table1.C1" office:value-type="string">
            <text:p text:style-name="P5">Memo</text:p>
            <text:p text:style-name="P6">Any additional comments you have to justify your design choices or things you want TAs to know.</text:p>
          </table:table-cell>
        </table:table-row>
        <table:table-row table:style-name="Table1.2">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2">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2">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2">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2">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2">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h text:style-name="P10" text:outline-level="2"/>
      <text:h text:style-name="P11" text:outline-level="2">Sketches / Screenshots / Storyboards</text:h>
      <text:p text:style-name="P3">In this part, paste your 4 drawings, 4 screenshots or storyboards of the site below. To clarify, screenshots mean taking pictures of the site built in HTML/CSS. Sketches or storyboards can be your hand drawings, or mockups built by software like Illustrator, Photoshop, axure, etc.</text:p>
      <text:p text:style-name="P3"/>
      <text:h text:style-name="P7" text:outline-level="2">Additional Design Justifications</text:h>
      <text:p text:style-name="P3">If you feel like you haven’t fully explained your design choices in the journey map <text:span text:style-name="T6">p</text:span>art 1, or you want to explain some functions in your site (e.g., if you feel like you make a special design choice which might not meet P2M1 requirement), you can use the additional design justifications to justify your design choices. Remember, this is place for you to justify your design choices which you haven’t covered in the design journey <text:span text:style-name="T6">p</text:span>art 1. Use it wisely. <text:span text:style-name="T3">However, you don’t need to fill out this section if you think all design choices have been well explained in the design journey map </text:span><text:span text:style-name="T4">p</text:span><text:span text:style-name="T3">art 1.</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erif Pro" svg:font-family="'Source Serif Pro'" style:font-family-generic="roman"/>
    <style:font-face style:name="Source Serif Pro1" svg:font-family="'Source Serif Pro'" style:font-adornments="Bold"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ource Serif Pro"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Source Serif Pro"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Source Serif Pro" fo:font-family="'Source Serif Pro'" style:font-family-generic="roman"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paragraph-properties fo:margin-top="0in" fo:margin-bottom="0in" loext:contextual-spacing="false" style:writing-mode="page"/>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201in" fo:margin-bottom="0.0799in" loext:contextual-spacing="false" style:writing-mode="page"/>
      <style:text-properties style:font-name="Source Serif Pro1" fo:font-family="'Source Serif Pro'" style:font-style-name="Bold"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writing-mode="page"/>
      <style:text-properties style:font-name="Source Serif Pro1" fo:font-family="'Source Serif Pro'" style:font-style-name="Bold"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writing-mode="page"/>
      <style:text-properties style:font-name="Source Serif Pro1" fo:font-family="'Source Serif Pro'" style:font-style-name="Bold" style:font-family-generic="roman" style:font-pitch="variable" fo:font-size="11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402in" fo:margin-bottom="0.0799in" loext:contextual-spacing="false" style:writing-mode="page"/>
      <style:text-properties fo:font-size="14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writing-mode="page"/>
      <style:text-properties fo:font-size="80%"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start" style:justify-single-word="false"/>
      <style:text-properties officeooo:paragraph-rsid="00919444"/>
    </style:style>
    <style:style style:name="MT1" style:family="text">
      <style:text-properties officeooo:rsid="00908899"/>
    </style:style>
    <style:style style:name="MT2" style:family="text">
      <style:text-properties officeooo:rsid="0015ba3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Design Map Part 1. INFO/CS 1300 – Fall 2017<text:tab/><text:tab/>Page </text:span><text:page-number text:select-page="current">6</text:page-number><text:s/><text:span text:style-name="MT2">of </text:span><text:page-count>6</text:page-count></text:p>
      </style:footer>
    </style:master-page>
    <style:master-page style:name="Landscape" style:page-layout-name="Mpm2">
      <style:footer>
        <text:p text:style-name="MP2"><text:span text:style-name="MT1">Design Map Part 1. INFO/CS 1300 – Fall 2017<text:tab/><text:tab/>Page </text:span><text:page-number text:select-page="current">4</text:page-number><text:s/><text:span text:style-name="MT2">of </text:span><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Harms</meta:initial-creator>
    <meta:creation-date>2017-08-12T10:56:17.903562103</meta:creation-date>
    <dc:date>2017-09-18T14:33:26.556463000</dc:date>
    <meta:editing-duration>P1DT4H25M52S</meta:editing-duration>
    <meta:editing-cycles>66</meta:editing-cycles>
    <meta:generator>LibreOffice/5.4.0.3$MacOSX_X86_64 LibreOffice_project/7556cbc6811c9d992f4064ab9287069087d7f62c</meta:generator>
    <meta:printed-by>Kyle Harms</meta:printed-by>
    <meta:print-date>2017-08-20T14:21:59.636938880</meta:print-date>
    <meta:document-statistic meta:table-count="1" meta:image-count="0" meta:object-count="0" meta:page-count="6" meta:paragraph-count="20" meta:word-count="270" meta:character-count="1589" meta:non-whitespace-character-count="1335"/>
  </office:meta>
</office:document-meta>
</file>